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6f9f" officeooo:paragraph-rsid="00178a1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eeea5" officeooo:paragraph-rsid="00178a11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1ccb7" officeooo:paragraph-rsid="00178a1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eea5" officeooo:paragraph-rsid="00178a1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eeea5" officeooo:paragraph-rsid="00178a11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- GANESH DAMODHAR SHITOLE </text:p>
      <text:p text:style-name="P3">ROLL NO:- 83583</text:p>
      <text:p text:style-name="P3"/>
      <text:p text:style-name="P4">Assignment 3</text:p>
      <text:p text:style-name="P5"/>
      <text:p text:style-name="P2">1.</text:p>
      <text:p text:style-name="P2">NO --</text:p>
      <text:p text:style-name="P2"/>
      <text:p text:style-name="P2">2.</text:p>
      <text:p text:style-name="P2">Insert-- insert is the DML command to used insert value in table.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1:27:22.440715498</meta:creation-date>
    <dc:date>2024-03-15T01:27:56.832145993</dc:date>
    <meta:editing-duration>PT35S</meta:editing-duration>
    <meta:editing-cycles>1</meta:editing-cycles>
    <meta:document-statistic meta:table-count="0" meta:image-count="0" meta:object-count="0" meta:page-count="1" meta:paragraph-count="7" meta:word-count="25" meta:character-count="132" meta:non-whitespace-character-count="113"/>
    <meta:generator>LibreOffice/7.3.7.2$Linux_X86_64 LibreOffice_project/30$Build-2</meta:generator>
  </office:meta>
</office:document-meta>
</file>